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WebClientBuilder.DefaultWebClientBuilder( DefaultWebClientBuilder oth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DefaultWebClientBuilder.uriBuilderFactory( UriBuilderFactory uriBuild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defaultHeaders( Consumer &lt; HttpHeaders &gt; head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filter( ExchangeFilterFunction 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Builder.defaultRequest( Consumer &lt; WebClient . RequestHeadersSpec &lt; ? &gt; &gt; default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Builder.codecs( Consumer &lt; ClientCodecConfigurer &gt;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ClientBuilder.exchangeStrategies( Exchange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defaultCookies( Consumer &lt; MultiValueMap &lt; String , String &gt; &gt; cookie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DefaultWebClientBuil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WebClientBuilder.build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DefaultWebClientBuilder.initExchangeStrategie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WebClientBuilder.copyDefaul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WebClientBuilder.initUriBuilderFacto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DefaultWebClientBuilder.clientConnector( ClientHttp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initConnec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WebClientBuilder.exchangeStrategies( Consumer &lt; ExchangeStrategies . Builder &gt; configur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WebClientBuilder.initFilt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ClientBuilder.ini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ClientBuilder.baseUrl( String bas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DefaultWebClientBuilder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WebClientBuilder.defaultHeader( String header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defaultUriVariables( Map &lt; String , ? &gt; defaultUriVariabl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observationRegistry( ObservationRegistry observation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Builder.copyDefaultCooki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DefaultWebClientBuilder.initHeader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WebClientBuilder.filters( Consumer &lt; List &lt; ExchangeFilterFunction &gt; &gt; filters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apply( Consumer &lt; WebClient . Builder &gt; builderConsum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defaultCookie( String cookie , String ...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WebClientBuilder.defaultStatusHandler( Predicate &lt; HttpStatusCode &gt; statusPredicate , Function &lt; ClientResponse , Mono &lt; ? extends Throwable &gt; &gt; exception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Builder.observationConvention( ClientRequestObservationConvention observationConven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WebClientBuilder.exchangeFunction( ExchangeFunction exchangeFun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